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Noto Sans" officeooo:rsid="001c542b" officeooo:paragraph-rsid="001c542b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1cc4f0"/>
    </style:style>
    <style:style style:name="gr1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xtfeld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form for OpenPDF <text:span text:style-name="T1">GlyphLayoutManager</text:span></text:p>
      <text:p text:style-name="P1"/>
      <text:p text:style-name="P1"><draw:control text:anchor-type="as-char" draw:z-index="0" draw:name="Form1" draw:style-name="gr1" draw:text-style-name="P2" svg:width="16.848cm" svg:height="23.129cm" draw:control="control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6-13T22:52:31.625717362</meta:creation-date>
    <dc:date>2026-03-11T22:38:21.399602200</dc:date>
    <meta:editing-duration>PT9M46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1" meta:paragraph-count="2" meta:word-count="5" meta:character-count="40" meta:non-whitespace-character-count="36"/>
  </office:meta>
</office:document-meta>
</file>